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HalyardDisplayLight" svg:font-family="HalyardDisplay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line-height="100%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6755329" text:style-name="L1">
        <text:list-item>
          <text:p text:style-name="P2">Design and implementation of several projects that need a Kubernetes platform for modern application deployment</text:p>
        </text:list-item>
        <text:list-item>
          <text:p text:style-name="P2">Involved in integration and building systems for highly available applications.</text:p>
        </text:list-item>
        <text:list-item>
          <text:p text:style-name="P2">Stay up to date with new technologies and determine how to incorporate these into future platform capabilities</text:p>
        </text:list-item>
        <text:list-item>
          <text:p text:style-name="P2">Coordinate with cross-functional team members and business stakeholders</text:p>
        </text:list-item>
        <text:list-item>
          <text:p text:style-name="P2">Collaborate with Software Engineering teams and provide guidance on the deployment architectures for scalability, reliability and maintainability.</text:p>
        </text:list-item>
        <text:list-item>
          <text:p text:style-name="P2">Participate in code reviews, architectural decisions, unit tests definitions, and conduct troubleshooting</text:p>
        </text:list-item>
        <text:list-item>
          <text:p text:style-name="P2">Collect and format the data required for established KPIs to ensure performance is measured against expected business outcomes.</text:p>
        </text:list-item>
        <text:list-item>
          <text:p text:style-name="P2">Provide objective, practical and relevant ideas, insights and advice as a trusted automation and tooling advisor for DevOps initiatives.</text:p>
        </text:list-item>
        <text:list-item>
          <text:p text:style-name="P2">Partner with development and operations teams to facilitate practical automation solutions and custom modules.</text:p>
        </text:list-item>
        <text:list-item>
          <text:p text:style-name="P3">Ensure deliverables are completed within target timeframes and are consistently of high-quality, documented and support transition of operational activities</text:p>
        </text:list-item>
      </text:list>
      <text:p text:style-name="P1"/>
      <text:p text:style-name="P4">Your Qualifications</text:p>
      <text:p text:style-name="P1"/>
      <text:list xml:id="list3757983904" text:style-name="L2">
        <text:list-item>
          <text:p text:style-name="P5">BS or higher degree in Computer Science/Engineering or related field, or equivalent work experience</text:p>
        </text:list-item>
        <text:list-item>
          <text:p text:style-name="P5">5+ years’ experience as a DevOps Engineer, experienced working in an Agile development environment</text:p>
        </text:list-item>
        <text:list-item>
          <text:p text:style-name="P5">Languages: French and English</text:p>
        </text:list-item>
        <text:list-item>
          <text:p text:style-name="P5">Excellent interpersonal and communication skills</text:p>
        </text:list-item>
        <text:list-item>
          <text:p text:style-name="P5">Highly self-motivated and results-oriented team player</text:p>
        </text:list-item>
        <text:list-item>
          <text:p text:style-name="P5">Experience in architecting and managing mid and large-scale Kubernetes clusters on premise, or in single and/or multi-tenant environments</text:p>
        </text:list-item>
        <text:list-item>
          <text:p text:style-name="P5">Proficient in container ecosystem</text:p>
        </text:list-item>
        <text:list-item>
          <text:p text:style-name="P5">Skilful in microservices design and implementation</text:p>
        </text:list-item>
        <text:list-item>
          <text:p text:style-name="P5">Proficient in Kubernetes distributions (i.e., CNCF k8s, Redhat Openshift, VMWare Tanzu, Docker Kubernetes Service, Google GKE, Azure AKS, Amazon EKS, Rancher, …)</text:p>
        </text:list-item>
        <text:list-item>
          <text:p text:style-name="P5">Proficient in Ansible, Ansible tower or equivalent tools (enumerate them)</text:p>
        </text:list-item>
        <text:list-item>
          <text:p text:style-name="P5">Scripting skills: PowerShell, Python, bash, …</text:p>
        </text:list-item>
        <text:list-item>
          <text:p text:style-name="P5">Experience with DevOps tools and platforms (i.e., Slack, Docker, Sentry, Gitlab CI, Jenkins, Git, Maven, …)</text:p>
        </text:list-item>
        <text:list-item>
          <text:p text:style-name="P5">Experience with Monitoring tools: Prometheus, Grafana, Splunk, …</text:p>
        </text:list-item>
        <text:list-item>
          <text:p text:style-name="P5">Experience of working on highly scalable, high-performance systems preferably within a financial services environment</text:p>
        </text:list-item>
        <text:list-item>
          <text:p text:style-name="P5">Desired knowledge of OpenStack or equivalent products-distributions</text:p>
        </text:list-item>
        <text:list-item>
          <text:p text:style-name="P5">Proficient in Linux and VMWare</text:p>
        </text:list-item>
        <text:list-item>
          <text:p text:style-name="P5">Experience in problem solving issues on distributed systems and critical product service environments</text:p>
        </text:list-item>
        <text:list-item>
          <text:p text:style-name="P6">Certification on Kubernetes, Linux required, VMware desired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HalyardDisplayLight" svg:font-family="HalyardDisplay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8:43:30.919000000</meta:creation-date>
    <dc:date>2022-08-29T18:43:45.123000000</dc:date>
    <meta:editing-duration>PT14S</meta:editing-duration>
    <meta:editing-cycles>1</meta:editing-cycles>
    <meta:document-statistic meta:table-count="0" meta:image-count="0" meta:object-count="0" meta:page-count="1" meta:paragraph-count="29" meta:word-count="358" meta:character-count="2571" meta:non-whitespace-character-count="2270"/>
    <meta:generator>LibreOffice/7.3.2.2$Windows_X86_64 LibreOffice_project/49f2b1bff42cfccbd8f788c8dc32c1c309559be0</meta:generator>
  </office:meta>
</office:document-meta>
</file>